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3.526cm"/>
    </style:style>
    <style:style style:name="Tabelle1.B" style:family="table-column">
      <style:table-column-properties style:column-width="5.106cm"/>
    </style:style>
    <style:style style:name="Tabelle1.C" style:family="table-column">
      <style:table-column-properties style:column-width="8.366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erfekt! Hier ist der vollständige offline-taugliche Inhalt zu <text:span text:style-name="Strong_20_Emphasis"><text:span text:style-name="Source_20_Text">ttk.Progressbar</text:span></text:span> und <text:span text:style-name="Strong_20_Emphasis"><text:span text:style-name="Source_20_Text">ttk.Combobox</text:span></text:span>, speziell auf dein Konvertierungsprogramm zugeschnitten.</text:p>
      <text:p text:style-name="Horizontal_20_Line"/>
      <text:h text:style-name="Heading_20_2" text:outline-level="2">? Tkinter <text:span text:style-name="Source_20_Text">ttk.Progressbar</text:span> – Offline-Referenz</text:h>
      <text:h text:style-name="Heading_20_3" text:outline-level="3">1. <text:span text:style-name="Strong_20_Emphasis">Wofür in deinem Projekt</text:span></text:h>
      <text:list xml:id="list3682623000841310077" text:style-name="L1">
        <text:list-item>
          <text:p text:style-name="P3">Zeigt Fortschritt bei Bild- und Audiokonvertierung.</text:p>
        </text:list-item>
        <text:list-item>
          <text:p text:style-name="P3">Gibt Nutzer-Feedback bei längeren Operationen.</text:p>
        </text:list-item>
        <text:list-item>
          <text:p text:style-name="P3">Ideal für Batch-Verarbeitung.</text:p>
        </text:list-item>
      </text:list>
      <text:h text:style-name="Heading_20_3" text:outline-level="3">2. <text:span text:style-name="Strong_20_Emphasis">Grundstruktur</text:span></text:h>
      <text:p text:style-name="Preformatted_20_Text"><text:span text:style-name="Source_20_Text">from tkinter import Tk</text:span></text:p>
      <text:p text:style-name="Preformatted_20_Text"><text:span text:style-name="Source_20_Text">from tkinter.ttk import Progressbar</text:span></text:p>
      <text:p text:style-name="Preformatted_20_Text"/>
      <text:p text:style-name="Preformatted_20_Text"><text:span text:style-name="Source_20_Text">root = Tk()</text:span></text:p>
      <text:p text:style-name="Preformatted_20_Text"><text:span text:style-name="Source_20_Text">progress = Progressbar(root, orient='horizontal', length=300, mode='determinate')</text:span></text:p>
      <text:p text:style-name="P1"><text:span text:style-name="Source_20_Text">progress.pack()</text:span></text:p>
      <text:h text:style-name="Heading_20_3" text:outline-level="3">3. <text:span text:style-name="Strong_20_Emphasis">Modi</text:span></text:h>
      <text:list xml:id="list7601362318627727447" text:style-name="L2">
        <text:list-item>
          <text:p text:style-name="P4"><text:span text:style-name="Source_20_Text">"determinate"</text:span> → bei klarer Dauer (z. B. Anzahl Dateien).</text:p>
        </text:list-item>
        <text:list-item>
          <text:p text:style-name="P4"><text:span text:style-name="Source_20_Text">"indeterminate"</text:span> → wenn Dauer unklar (zeigt Bewegung ohne Wert).</text:p>
        </text:list-item>
      </text:list>
      <text:p text:style-name="Preformatted_20_Text"><text:span text:style-name="Source_20_Text">progress = Progressbar(root, mode="indeterminate")</text:span></text:p>
      <text:p text:style-name="Preformatted_20_Text"><text:span text:style-name="Source_20_Text">progress.start(50) <text:s/># 50 ms Takt</text:span></text:p>
      <text:p text:style-name="P1"><text:span text:style-name="Source_20_Text">progress.stop()</text:span></text:p>
      <text:h text:style-name="Heading_20_3" text:outline-level="3">4. <text:span text:style-name="Strong_20_Emphasis">Werte setzen</text:span></text:h>
      <text:p text:style-name="Preformatted_20_Text"><text:span text:style-name="Source_20_Text">progress['maximum'] = 100</text:span></text:p>
      <text:p text:style-name="Preformatted_20_Text"><text:span text:style-name="Source_20_Text">progress['value'] = 0</text:span></text:p>
      <text:p text:style-name="Preformatted_20_Text"/>
      <text:p text:style-name="Preformatted_20_Text"><text:span text:style-name="Source_20_Text">progress.step(10) <text:s text:c="3"/># +10 Einheiten</text:span></text:p>
      <text:p text:style-name="P1"><text:span text:style-name="Source_20_Text">progress.update() <text:s text:c="3"/># nötig, um GUI zu aktualisieren</text:span></text:p>
      <text:h text:style-name="Heading_20_3" text:outline-level="3">5. <text:span text:style-name="Strong_20_Emphasis">Beispiel Schleife (Batch-Verarbeitung)</text:span></text:h>
      <text:p text:style-name="Preformatted_20_Text"><text:span text:style-name="Source_20_Text">for i, file in enumerate(dateien):</text:span></text:p>
      <text:p text:style-name="Preformatted_20_Text"><text:span text:style-name="Source_20_Text"><text:s text:c="4"/>konvertiere(file)</text:span></text:p>
      <text:p text:style-name="Preformatted_20_Text"><text:span text:style-name="Source_20_Text"><text:s text:c="4"/>fortschritt = (i+1) / len(dateien) * 100</text:span></text:p>
      <text:p text:style-name="Preformatted_20_Text"><text:span text:style-name="Source_20_Text"><text:s text:c="4"/>progress['value'] = fortschritt</text:span></text:p>
      <text:p text:style-name="P1"><text:span text:style-name="Source_20_Text"><text:s text:c="4"/>progress.update()</text:span></text:p>
      <text:h text:style-name="Heading_20_3" text:outline-level="3">6. <text:span text:style-name="Strong_20_Emphasis">Stil anpassen</text:span></text:h>
      <text:p text:style-name="Preformatted_20_Text"><text:span text:style-name="Source_20_Text">from tkinter.ttk import Style</text:span></text:p>
      <text:p text:style-name="Preformatted_20_Text"/>
      <text:p text:style-name="Preformatted_20_Text"><text:span text:style-name="Source_20_Text">style = Style()</text:span></text:p>
      <text:p text:style-name="P1"><text:soft-page-break/><text:span text:style-name="Source_20_Text">style.configure("TProgressbar", background='green', troughcolor='white')</text:span></text:p>
      <text:h text:style-name="Heading_20_3" text:outline-level="3">7. <text:span text:style-name="Strong_20_Emphasis">Tipps</text:span></text:h>
      <text:list xml:id="list1642953206064988786" text:style-name="L3">
        <text:list-item>
          <text:p text:style-name="P5">Nutze <text:span text:style-name="Source_20_Text">determinate</text:span> für feste Schritte (z. B. pro Datei).</text:p>
        </text:list-item>
        <text:list-item>
          <text:p text:style-name="P5"><text:span text:style-name="Source_20_Text">progress.update()</text:span> unbedingt nach jeder Änderung.</text:p>
        </text:list-item>
        <text:list-item>
          <text:p text:style-name="P5">In langen Prozessen: Parallelisierung via <text:span text:style-name="Source_20_Text">concurrent.futures</text:span>.</text:p>
        </text:list-item>
      </text:list>
      <text:p text:style-name="Horizontal_20_Line"/>
      <text:h text:style-name="Heading_20_2" text:outline-level="2">? Tkinter <text:span text:style-name="Source_20_Text">ttk.Combobox</text:span> – Offline-Referenz</text:h>
      <text:h text:style-name="Heading_20_3" text:outline-level="3">1. <text:span text:style-name="Strong_20_Emphasis">Wofür in deinem Projekt</text:span></text:h>
      <text:list xml:id="list4413426891140246170" text:style-name="L4">
        <text:list-item>
          <text:p text:style-name="P6">Auswahl von Formaten (z. B. <text:span text:style-name="Source_20_Text">.jpg</text:span>, <text:span text:style-name="Source_20_Text">.png</text:span>, <text:span text:style-name="Source_20_Text">.mp3</text:span>, <text:span text:style-name="Source_20_Text">.wav</text:span>).</text:p>
        </text:list-item>
        <text:list-item>
          <text:p text:style-name="P6">Übersichtliche Bedienung ohne manuelle Eingabe.</text:p>
        </text:list-item>
        <text:list-item>
          <text:p text:style-name="P6">Kombinierbar mit Buttons zum Starten der Konvertierung.</text:p>
        </text:list-item>
      </text:list>
      <text:h text:style-name="Heading_20_3" text:outline-level="3">2. <text:span text:style-name="Strong_20_Emphasis">Grundstruktur</text:span></text:h>
      <text:p text:style-name="Preformatted_20_Text"><text:span text:style-name="Source_20_Text">from tkinter import Tk, StringVar</text:span></text:p>
      <text:p text:style-name="Preformatted_20_Text"><text:span text:style-name="Source_20_Text">from tkinter.ttk import Combobox</text:span></text:p>
      <text:p text:style-name="Preformatted_20_Text"/>
      <text:p text:style-name="Preformatted_20_Text"><text:span text:style-name="Source_20_Text">root = Tk()</text:span></text:p>
      <text:p text:style-name="Preformatted_20_Text"><text:span text:style-name="Source_20_Text">auswahl = StringVar()</text:span></text:p>
      <text:p text:style-name="Preformatted_20_Text"/>
      <text:p text:style-name="Preformatted_20_Text"><text:span text:style-name="Source_20_Text">combo = Combobox(root, textvariable=auswahl)</text:span></text:p>
      <text:p text:style-name="Preformatted_20_Text"><text:span text:style-name="Source_20_Text">combo['values'] = ('.jpg', '.png', '.bmp')</text:span></text:p>
      <text:p text:style-name="Preformatted_20_Text"><text:span text:style-name="Source_20_Text">combo.current(0) <text:s/># Erstes Element vorauswählen</text:span></text:p>
      <text:p text:style-name="P1"><text:span text:style-name="Source_20_Text">combo.pack()</text:span></text:p>
      <text:h text:style-name="Heading_20_3" text:outline-level="3">3. <text:span text:style-name="Strong_20_Emphasis">Wert abrufen</text:span></text:h>
      <text:p text:style-name="P1"><text:span text:style-name="Source_20_Text">aktuelles_format = combo.get()</text:span></text:p>
      <text:h text:style-name="Heading_20_3" text:outline-level="3">4. <text:span text:style-name="Strong_20_Emphasis">Reaktion auf Auswahl</text:span></text:h>
      <text:p text:style-name="Preformatted_20_Text"><text:span text:style-name="Source_20_Text">def auswahl_geaendert(event):</text:span></text:p>
      <text:p text:style-name="Preformatted_20_Text"><text:span text:style-name="Source_20_Text"><text:s text:c="4"/>print("Neues Format:", combo.get())</text:span></text:p>
      <text:p text:style-name="Preformatted_20_Text"/>
      <text:p text:style-name="P1"><text:span text:style-name="Source_20_Text">combo.bind("&lt;&lt;ComboboxSelected&gt;&gt;", auswahl_geaendert)</text:span></text:p>
      <text:h text:style-name="Heading_20_3" text:outline-level="3">5. <text:span text:style-name="Strong_20_Emphasis">Tipps</text:span></text:h>
      <text:list xml:id="list6214603162291105943" text:style-name="L5">
        <text:list-item>
          <text:p text:style-name="P7">Halte Formate in einem Tuple für klare Auswahl.</text:p>
        </text:list-item>
        <text:list-item>
          <text:p text:style-name="P7">Platziere ComboBox sichtbar (z. B. rechts neben Canvas).</text:p>
        </text:list-item>
        <text:list-item>
          <text:p text:style-name="P7">Du kannst mehrere Comboboxes verwenden: eine für Bild-, eine für Audioformate.</text:p>
        </text:list-item>
      </text:list>
      <text:p text:style-name="Horizontal_20_Line"/>
      <text:p text:style-name="Text_20_body"><text:soft-page-break/>Möchtest du den Text als Datei (.txt oder .md), die du einfach in ein Offline-Dokument einfügen kannst?</text:p>
      <text:p text:style-name="Standard"/>
      <text:p text:style-name="Text_20_body">Sehr gute Frage! Damit deine <text:span text:style-name="Strong_20_Emphasis"><text:span text:style-name="Source_20_Text">tkinter.ttk.Progressbar</text:span></text:span> bei einer <text:span text:style-name="Strong_20_Emphasis">Dateikonvertierung</text:span> wirklich <text:span text:style-name="Strong_20_Emphasis">realistisch den Fortschritt anzeigt</text:span>, musst du wissen:</text:p>
      <text:h text:style-name="Heading_20_3" text:outline-level="3">? Wichtiger Punkt:</text:h>
      <text:p text:style-name="Text_20_body"><text:span text:style-name="Strong_20_Emphasis">Pillow</text:span> und <text:span text:style-name="Strong_20_Emphasis">Pydub</text:span> bieten <text:span text:style-name="Strong_20_Emphasis">keine integrierten Fortschrittsmeldungen</text:span>, d. h. der Fortschritt ist <text:span text:style-name="Strong_20_Emphasis">nicht automatisch messbar</text:span>.</text:p>
      <text:p text:style-name="Horizontal_20_Line"/>
      <text:h text:style-name="Heading_20_2" text:outline-level="2">✅ Was du tun kannst</text:h>
      <text:h text:style-name="Heading_20_3" text:outline-level="3">? Variante 1: Fortschritt in mehreren Schritten simulieren (realitätsnah)</text:h>
      <text:p text:style-name="Text_20_body">Wenn du z. B. 4-5 Teilschritte kennst, kannst du diese <text:span text:style-name="Strong_20_Emphasis">selbst definieren</text:span>:</text:p>
      <text:p text:style-name="Preformatted_20_Text"><text:span text:style-name="Source_20_Text">from tkinter import Tk, ttk</text:span></text:p>
      <text:p text:style-name="Preformatted_20_Text"><text:span text:style-name="Source_20_Text">from PIL import Image</text:span></text:p>
      <text:p text:style-name="Preformatted_20_Text"><text:span text:style-name="Source_20_Text">import os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konvertiere_mit_fortschritt(pb):</text:span></text:p>
      <text:p text:style-name="Preformatted_20_Text"><text:span text:style-name="Source_20_Text"><text:s text:c="4"/>pb["value"] = 0</text:span></text:p>
      <text:p text:style-name="Preformatted_20_Text"><text:span text:style-name="Source_20_Text"><text:s text:c="4"/>root.update_idletasks()</text:span></text:p>
      <text:p text:style-name="Preformatted_20_Text"/>
      <text:p text:style-name="Preformatted_20_Text"><text:span text:style-name="Source_20_Text"><text:s text:c="4"/># Schritt 1: Bild laden</text:span></text:p>
      <text:p text:style-name="Preformatted_20_Text"><text:span text:style-name="Source_20_Text"><text:s text:c="4"/>img = Image.open("bild.jpg")</text:span></text:p>
      <text:p text:style-name="Preformatted_20_Text"><text:span text:style-name="Source_20_Text"><text:s text:c="4"/>pb["value"] = 20</text:span></text:p>
      <text:p text:style-name="Preformatted_20_Text"><text:span text:style-name="Source_20_Text"><text:s text:c="4"/>root.update_idletasks()</text:span></text:p>
      <text:p text:style-name="Preformatted_20_Text"><text:span text:style-name="Source_20_Text"><text:s text:c="4"/>time.sleep(0.2) <text:s/># nur zur Visualisierung</text:span></text:p>
      <text:p text:style-name="Preformatted_20_Text"/>
      <text:p text:style-name="Preformatted_20_Text"><text:span text:style-name="Source_20_Text"><text:s text:c="4"/># Schritt 2: Farbmodus ändern</text:span></text:p>
      <text:p text:style-name="Preformatted_20_Text"><text:span text:style-name="Source_20_Text"><text:s text:c="4"/>img = img.convert("RGB")</text:span></text:p>
      <text:p text:style-name="Preformatted_20_Text"><text:span text:style-name="Source_20_Text"><text:s text:c="4"/>pb["value"] = 50</text:span></text:p>
      <text:p text:style-name="Preformatted_20_Text"><text:span text:style-name="Source_20_Text"><text:s text:c="4"/>root.update_idletasks()</text:span></text:p>
      <text:p text:style-name="Preformatted_20_Text"><text:span text:style-name="Source_20_Text"><text:s text:c="4"/>time.sleep(0.2)</text:span></text:p>
      <text:p text:style-name="Preformatted_20_Text"/>
      <text:p text:style-name="Preformatted_20_Text"><text:span text:style-name="Source_20_Text"><text:s text:c="4"/># Schritt 3: Zielordner vorbereiten</text:span></text:p>
      <text:p text:style-name="Preformatted_20_Text"><text:span text:style-name="Source_20_Text"><text:s text:c="4"/>os.makedirs("ziel", exist_ok=True)</text:span></text:p>
      <text:p text:style-name="Preformatted_20_Text"><text:span text:style-name="Source_20_Text"><text:s text:c="4"/>pb["value"] = 70</text:span></text:p>
      <text:p text:style-name="Preformatted_20_Text"><text:span text:style-name="Source_20_Text"><text:s text:c="4"/>root.update_idletasks()</text:span></text:p>
      <text:p text:style-name="Preformatted_20_Text"><text:span text:style-name="Source_20_Text"><text:s text:c="4"/>time.sleep(0.2)</text:span></text:p>
      <text:p text:style-name="Preformatted_20_Text"/>
      <text:p text:style-name="Preformatted_20_Text"><text:span text:style-name="Source_20_Text"><text:s text:c="4"/># Schritt 4: Speichern</text:span></text:p>
      <text:p text:style-name="Preformatted_20_Text"><text:span text:style-name="Source_20_Text"><text:s text:c="4"/>img.save("ziel/konvertiert.png")</text:span></text:p>
      <text:p text:style-name="Preformatted_20_Text"><text:span text:style-name="Source_20_Text"><text:s text:c="4"/>pb["value"] = 100</text:span></text:p>
      <text:p text:style-name="Preformatted_20_Text"><text:span text:style-name="Source_20_Text"><text:s text:c="4"/>root.update_idletasks()</text:span></text:p>
      <text:p text:style-name="Preformatted_20_Text"/>
      <text:p text:style-name="Preformatted_20_Text"><text:span text:style-name="Source_20_Text"><text:s text:c="4"/># Schritt 5: Fertig</text:span></text:p>
      <text:p text:style-name="Preformatted_20_Text"><text:span text:style-name="Source_20_Text"><text:s text:c="4"/>print("Konvertierung abgeschlossen.")</text:span></text:p>
      <text:p text:style-name="Preformatted_20_Text"/>
      <text:p text:style-name="Preformatted_20_Text"><text:span text:style-name="Source_20_Text"># GUI-Beispiel</text:span></text:p>
      <text:p text:style-name="Preformatted_20_Text"><text:span text:style-name="Source_20_Text">root = Tk()</text:span></text:p>
      <text:p text:style-name="Preformatted_20_Text"><text:span text:style-name="Source_20_Text">pb = ttk.Progressbar(root, length=300, mode='determinate')</text:span></text:p>
      <text:p text:style-name="Preformatted_20_Text"><text:span text:style-name="Source_20_Text">pb.pack(pady=20)</text:span></text:p>
      <text:p text:style-name="Preformatted_20_Text"/>
      <text:p text:style-name="Preformatted_20_Text"><text:soft-page-break/><text:span text:style-name="Source_20_Text">ttk.Button(root, text="Konvertieren", command=lambda: konvertiere_mit_fortschritt(pb)).pack()</text:span></text:p>
      <text:p text:style-name="Preformatted_20_Text"/>
      <text:p text:style-name="P1"><text:span text:style-name="Source_20_Text">root.mainloop()</text:span></text:p>
      <text:p text:style-name="Horizontal_20_Line"/>
      <text:h text:style-name="Heading_20_3" text:outline-level="3">? Variante 2: Progressbar als <text:span text:style-name="Strong_20_Emphasis">unbestimmt</text:span> anzeigen</text:h>
      <text:p text:style-name="Text_20_body">Wenn du <text:span text:style-name="Strong_20_Emphasis">keinen Fortschritt messen</text:span> kannst (z. B. <text:span text:style-name="Source_20_Text">.export()</text:span> dauert unterschiedlich lang), verwende <text:span text:style-name="Source_20_Text">mode="indeterminate"</text:span> als Ladeanimation:</text:p>
      <text:p text:style-name="Preformatted_20_Text"><text:span text:style-name="Source_20_Text">pb = ttk.Progressbar(root, length=300, mode='indeterminate')</text:span></text:p>
      <text:p text:style-name="Preformatted_20_Text"/>
      <text:p text:style-name="Preformatted_20_Text"><text:span text:style-name="Source_20_Text">def start_conversion():</text:span></text:p>
      <text:p text:style-name="Preformatted_20_Text"><text:span text:style-name="Source_20_Text"><text:s text:c="4"/>pb.start()</text:span></text:p>
      <text:p text:style-name="Preformatted_20_Text"><text:span text:style-name="Source_20_Text"><text:s text:c="4"/>root.update_idletasks()</text:span></text:p>
      <text:p text:style-name="Preformatted_20_Text"><text:span text:style-name="Source_20_Text"><text:s text:c="4"/>konvertieren()</text:span></text:p>
      <text:p text:style-name="P1"><text:span text:style-name="Source_20_Text"><text:s text:c="4"/>pb.stop()</text:span></text:p>
      <text:p text:style-name="Horizontal_20_Line"/>
      <text:h text:style-name="Heading_20_2" text:outline-level="2">? Empfehlung für dein Programm</text:h>
      <text:list xml:id="list6597061509397899492" text:style-name="L6">
        <text:list-item>
          <text:p text:style-name="P8"><text:span text:style-name="Strong_20_Emphasis">Für Einzeldateien:</text:span> nutze die <text:span text:style-name="Emphasis">simulierte Schritt-für-Schritt-Anzeige</text:span> (Variante 1).</text:p>
        </text:list-item>
        <text:list-item>
          <text:p text:style-name="P8"><text:span text:style-name="Strong_20_Emphasis">Für große Audiodateien oder Batch-Konvertierung:</text:span> nutze <text:span text:style-name="Emphasis">indeterminate Mode</text:span> (Variante 2).</text:p>
        </text:list-item>
      </text:list>
      <text:p text:style-name="Horizontal_20_Line"/>
      <text:p text:style-name="Text_20_body">Möchtest du daraus ein PDF machen mit Erklärungen und Code für beide Varianten?</text:p>
      <text:p text:style-name="Standard"/>
      <text:p text:style-name="Text_20_body">Der <text:span text:style-name="Strong_20_Emphasis"><text:span text:style-name="Source_20_Text">indeterminate</text:span></text:span><text:span text:style-name="Strong_20_Emphasis"> mode</text:span> der <text:span text:style-name="Source_20_Text">tkinter.ttk.Progressbar</text:span> ist ein <text:span text:style-name="Strong_20_Emphasis">„unbestimmter“ Fortschrittsbalken</text:span>, der <text:span text:style-name="Strong_20_Emphasis">nicht den tatsächlichen Fortschritt misst</text:span>, sondern einfach eine <text:span text:style-name="Strong_20_Emphasis">animierte Bewegung</text:span> anzeigt, um dem Nutzer zu zeigen: <text:span text:style-name="Strong_20_Emphasis">„Es wird gerade etwas gemacht“</text:span>.</text:p>
      <text:p text:style-name="Horizontal_20_Line"/>
      <text:h text:style-name="Heading_20_2" text:outline-level="2">? Wann verwendet man <text:span text:style-name="Source_20_Text">indeterminate</text:span>?</text:h>
      <text:list xml:id="list2855558679763685693" text:style-name="L7">
        <text:list-item>
          <text:p text:style-name="P9">Wenn du <text:span text:style-name="Strong_20_Emphasis">nicht weißt</text:span>, wie viele Schritte es insgesamt gibt</text:p>
        </text:list-item>
        <text:list-item>
          <text:p text:style-name="P9">Wenn ein Vorgang <text:span text:style-name="Strong_20_Emphasis">nicht teilbar ist</text:span> (z. B. <text:span text:style-name="Source_20_Text">.export()</text:span> bei Pydub oder <text:span text:style-name="Source_20_Text">.save()</text:span> bei Pillow)</text:p>
        </text:list-item>
        <text:list-item>
          <text:p text:style-name="P9">Wenn du einfach signalisieren willst: <text:span text:style-name="Emphasis">„Bitte warten“</text:span></text:p>
        </text:list-item>
      </text:list>
      <text:p text:style-name="Horizontal_20_Line"/>
      <text:h text:style-name="Heading_20_2" text:outline-level="2">? Beispiel: Indeterminate Progressbar</text:h>
      <text:p text:style-name="Preformatted_20_Text"><text:span text:style-name="Source_20_Text">import tkinter as tk</text:span></text:p>
      <text:p text:style-name="Preformatted_20_Text"><text:span text:style-name="Source_20_Text">from tkinter import ttk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konvertierung():</text:span></text:p>
      <text:p text:style-name="Preformatted_20_Text"><text:soft-page-break/><text:span text:style-name="Source_20_Text"><text:s text:c="4"/>progress.start(10) <text:s/># startet Animation, 10 = Geschwindigkeit</text:span></text:p>
      <text:p text:style-name="Preformatted_20_Text"><text:span text:style-name="Source_20_Text"><text:s text:c="4"/>root.update_idletasks()</text:span></text:p>
      <text:p text:style-name="Preformatted_20_Text"/>
      <text:p text:style-name="Preformatted_20_Text"><text:span text:style-name="Source_20_Text"><text:s text:c="4"/># Vorgang ohne messbaren Fortschritt</text:span></text:p>
      <text:p text:style-name="Preformatted_20_Text"><text:span text:style-name="Source_20_Text"><text:s text:c="4"/>time.sleep(3) <text:s/># Simuliere etwas wie .expor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ogress.stop() <text:s/># Animation stoppen</text:span></text:p>
      <text:p text:style-name="Preformatted_20_Text"><text:span text:style-name="Source_20_Text"><text:s text:c="4"/>print("Fertig!")</text:span></text:p>
      <text:p text:style-name="Preformatted_20_Text"/>
      <text:p text:style-name="Preformatted_20_Text"><text:span text:style-name="Source_20_Text">root = tk.Tk()</text:span></text:p>
      <text:p text:style-name="Preformatted_20_Text"/>
      <text:p text:style-name="Preformatted_20_Text"><text:span text:style-name="Source_20_Text">progress = ttk.Progressbar(root, length=300, mode='indeterminate')</text:span></text:p>
      <text:p text:style-name="Preformatted_20_Text"><text:span text:style-name="Source_20_Text">progress.pack(pady=20)</text:span></text:p>
      <text:p text:style-name="Preformatted_20_Text"/>
      <text:p text:style-name="Preformatted_20_Text"><text:span text:style-name="Source_20_Text">ttk.Button(root, text="Start", command=konvertierung).pack()</text:span></text:p>
      <text:p text:style-name="Preformatted_20_Text"/>
      <text:p text:style-name="P1"><text:span text:style-name="Source_20_Text">root.mainloop()</text:span></text:p>
      <text:p text:style-name="Horizontal_20_Line"/>
      <text:h text:style-name="Heading_20_2" text:outline-level="2">? Unterschiede zum normalen Modus (<text:span text:style-name="Source_20_Text">determinate</text:span>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Modus</text:p>
            </table:table-cell>
            <table:table-cell table:style-name="Tabelle1.A1" office:value-type="string">
              <text:p text:style-name="Table_20_Heading">Anzeige</text:p>
            </table:table-cell>
            <table:table-cell table:style-name="Tabelle1.A1" office:value-type="string">
              <text:p text:style-name="Table_20_Heading">Wofür geeignet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determinate</text:span></text:p>
          </table:table-cell>
          <table:table-cell table:style-name="Tabelle1.A1" office:value-type="string">
            <text:p text:style-name="Table_20_Contents">Fortschrittsbalken wächst in %</text:p>
          </table:table-cell>
          <table:table-cell table:style-name="Tabelle1.A1" office:value-type="string">
            <text:p text:style-name="Table_20_Contents">Wenn du <text:span text:style-name="Strong_20_Emphasis">genau weißt</text:span>, wie viele Schritte es gibt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indeterminate</text:span></text:p>
          </table:table-cell>
          <table:table-cell table:style-name="Tabelle1.A1" office:value-type="string">
            <text:p text:style-name="Table_20_Contents">Animation läuft hin und her</text:p>
          </table:table-cell>
          <table:table-cell table:style-name="Tabelle1.A1" office:value-type="string">
            <text:p text:style-name="Table_20_Contents">Wenn du <text:span text:style-name="Strong_20_Emphasis">keinen exakten Fortschritt</text:span> messen kannst</text:p>
          </table:table-cell>
        </table:table-row>
      </table:table>
      <text:p text:style-name="Horizontal_20_Line"/>
      <text:h text:style-name="Heading_20_2" text:outline-level="2">? In deinem Programm sinnvoll bei:</text:h>
      <text:list xml:id="list6922098110266323813" text:style-name="L8">
        <text:list-item>
          <text:p text:style-name="P10">Einzeldatei-Konvertierung mit <text:span text:style-name="Source_20_Text">.save()</text:span> / <text:span text:style-name="Source_20_Text">.export()</text:span></text:p>
        </text:list-item>
        <text:list-item>
          <text:p text:style-name="P10">Ladezeiten bei Dateiauswahl</text:p>
        </text:list-item>
        <text:list-item>
          <text:p text:style-name="P10">GUI-Antwortzeiten (z. B. Vorschau generieren)</text:p>
        </text:list-item>
      </text:list>
      <text:p text:style-name="Horizontal_20_Line"/>
      <text:p text:style-name="Text_20_body">Möchtest du ein PDF mit beiden Varianten (determinate vs. indeterminate) und konkretem Beispiel für Pillow oder Pydub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4</meta:editing-cycles>
    <meta:generator>OpenOffice/4.1.11$Win32 OpenOffice.org_project/4111m1$Build-9808</meta:generator>
    <dc:date>2025-05-15T15:15:53.95</dc:date>
    <meta:document-statistic meta:table-count="1" meta:image-count="0" meta:object-count="0" meta:page-count="5" meta:paragraph-count="151" meta:word-count="731" meta:character-count="5929"/>
    <meta:user-defined meta:name="Info 1"/>
    <meta:user-defined meta:name="Info 2"/>
    <meta:user-defined meta:name="Info 3"/>
    <meta:user-defined meta:name="Info 4"/>
  </office:meta>
</office:document-meta>
</file>